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ntarell" svg:font-family="Cantarel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officeooo:rsid="000ae510" officeooo:paragraph-rsid="000ae510"/>
    </style:style>
    <style:style style:name="P2" style:family="paragraph" style:parent-style-name="Preformatted_20_Text">
      <style:text-properties style:font-name="DejaVu Sans Mono" fo:font-weight="bold" officeooo:rsid="000ae510" officeooo:paragraph-rsid="000f2daf" style:font-weight-asian="bold" style:font-weight-complex="bold"/>
    </style:style>
    <style:style style:name="P3" style:family="paragraph" style:parent-style-name="Preformatted_20_Text">
      <style:text-properties style:font-name="DejaVu Sans Mono" style:text-underline-style="solid" style:text-underline-width="auto" style:text-underline-color="font-color" fo:font-weight="bold" officeooo:rsid="000ae510" officeooo:paragraph-rsid="000ae510" style:font-weight-asian="bold" style:font-weight-complex="bold"/>
    </style:style>
    <style:style style:name="P4" style:family="paragraph" style:parent-style-name="Preformatted_20_Text">
      <style:text-properties style:font-name="DejaVu Sans Mono" fo:font-weight="normal" officeooo:rsid="000ae510" officeooo:paragraph-rsid="000ae510" style:font-weight-asian="normal" style:font-weight-complex="normal"/>
    </style:style>
    <style:style style:name="P5" style:family="paragraph" style:parent-style-name="Preformatted_20_Text">
      <style:text-properties style:font-name="DejaVu Sans Mono" fo:font-weight="normal" officeooo:rsid="000ae510" officeooo:paragraph-rsid="000c5991" style:font-weight-asian="normal" style:font-weight-complex="normal"/>
    </style:style>
    <style:style style:name="P6" style:family="paragraph" style:parent-style-name="Preformatted_20_Text">
      <style:text-properties style:font-name="DejaVu Sans Mono" fo:font-weight="normal" officeooo:rsid="000ae510" officeooo:paragraph-rsid="000f2daf" style:font-weight-asian="normal" style:font-weight-complex="normal"/>
    </style:style>
    <style:style style:name="P7" style:family="paragraph" style:parent-style-name="Preformatted_20_Text">
      <style:text-properties style:font-name="DejaVu Sans Mono" fo:font-weight="normal" officeooo:rsid="000f2daf" officeooo:paragraph-rsid="000f2daf" style:font-weight-asian="normal" style:font-weight-complex="normal"/>
    </style:style>
    <style:style style:name="P8" style:family="paragraph" style:parent-style-name="Preformatted_20_Text">
      <style:text-properties style:font-name="DejaVu Sans Mono" officeooo:rsid="00138c79" officeooo:paragraph-rsid="00138c79"/>
    </style:style>
    <style:style style:name="P9" style:family="paragraph" style:parent-style-name="Preformatted_20_Text">
      <style:text-properties style:font-name="DejaVu Sans Mono" fo:font-size="13pt" officeooo:rsid="000ae510" officeooo:paragraph-rsid="0010790e" style:font-size-asian="13pt" style:font-size-complex="13pt"/>
    </style:style>
    <style:style style:name="P10" style:family="paragraph" style:parent-style-name="Preformatted_20_Text">
      <style:text-properties style:font-name="DejaVu Sans Mono" fo:font-size="13pt" fo:font-weight="bold" officeooo:rsid="000ae510" officeooo:paragraph-rsid="0010790e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style:font-name="Lato" fo:font-size="10pt" fo:font-weight="normal" officeooo:rsid="000ae510" officeooo:paragraph-rsid="0012d60f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font-name="Cantarell" fo:font-weight="normal" officeooo:rsid="000d773b" officeooo:paragraph-rsid="000d773b" style:font-weight-asian="normal" style:font-weight-complex="normal"/>
    </style:style>
    <style:style style:name="P13" style:family="paragraph" style:parent-style-name="Preformatted_20_Text">
      <style:text-properties style:font-name="Cantarell" fo:font-weight="normal" officeooo:rsid="0011cc80" officeooo:paragraph-rsid="0011cc80" style:font-weight-asian="normal" style:font-weight-complex="normal"/>
    </style:style>
    <style:style style:name="P14" style:family="paragraph" style:parent-style-name="Preformatted_20_Text">
      <style:text-properties style:font-name="Cantarell" fo:font-size="11pt" fo:font-weight="normal" officeooo:rsid="000d773b" officeooo:paragraph-rsid="000d773b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style:font-name="Cantarell" fo:font-size="11pt" fo:font-weight="normal" officeooo:rsid="00115ebc" officeooo:paragraph-rsid="00115ebc" style:font-size-asian="11pt" style:font-weight-asian="normal" style:font-size-complex="11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style:font-name="Cantarell1" fo:font-size="20pt" fo:font-weight="normal" officeooo:rsid="00172e7a" officeooo:paragraph-rsid="00172e7a" style:font-size-asian="20pt" style:font-weight-asian="normal" style:font-size-complex="20pt" style:font-weight-complex="normal"/>
    </style:style>
    <style:style style:name="P17" style:family="paragraph" style:parent-style-name="Header_20_left">
      <style:text-properties officeooo:rsid="00172e7a" officeooo:paragraph-rsid="00172e7a"/>
    </style:style>
    <style:style style:name="T1" style:family="text">
      <style:text-properties officeooo:rsid="000c5991"/>
    </style:style>
    <style:style style:name="T2" style:family="text">
      <style:text-properties officeooo:rsid="000f2daf"/>
    </style:style>
    <style:style style:name="T3" style:family="text">
      <style:text-properties officeooo:rsid="0010790e"/>
    </style:style>
    <style:style style:name="T4" style:family="text">
      <style:text-properties style:text-position="super 70%" officeooo:rsid="0010790e"/>
    </style:style>
    <style:style style:name="T5" style:family="text">
      <style:text-properties style:text-position="super 70%" fo:font-size="15pt" fo:font-weight="bold" officeooo:rsid="0010790e" style:font-size-asian="15pt" style:font-weight-asian="bold" style:font-size-complex="15pt" style:font-weight-complex="bold"/>
    </style:style>
    <style:style style:name="T6" style:family="text">
      <style:text-properties style:text-position="super 70%" fo:font-size="15pt" officeooo:rsid="0010790e" style:font-size-asian="15pt" style:font-size-complex="15pt"/>
    </style:style>
    <style:style style:name="T7" style:family="text">
      <style:text-properties style:text-position="super 70%" fo:font-weight="bold" officeooo:rsid="0010790e" style:font-weight-asian="bold" style:font-weight-complex="bold"/>
    </style:style>
    <style:style style:name="T8" style:family="text">
      <style:text-properties officeooo:rsid="0011cc80"/>
    </style:style>
    <style:style style:name="T9" style:family="text">
      <style:text-properties officeooo:rsid="00138c79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790e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10790e" style:font-size-asian="15pt" style:font-size-complex="15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0790e" style:font-size-asian="11pt" style:font-size-complex="11pt"/>
    </style:style>
    <style:style style:name="T16" style:family="text">
      <style:text-properties fo:font-size="11pt" officeooo:rsid="00138c79" style:font-size-asian="11pt" style:font-size-complex="11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790e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rting Function Analysis</text:p>
      <text:p text:style-name="P12"/>
      <text:p text:style-name="P12"><text:span text:style-name="T14">I comprised a list of the most critical outputs below. <text:s/>From the data, </text:span><text:span text:style-name="T15">it's easy to see that many things are fairly consistent between the three tests that have been completed. <text:s/>The estimated subtractions per division is fairly consistent. <text:s/>In my functions, I counted actual subtractions. <text:s/>If I had to do a division for a result, I would let the function try again on the next value. <text:s/>I assume that I'd be closer to Levy's calculations if I hadn't done that.</text:span></text:p>
      <text:p text:style-name="P14"/>
      <text:p text:style-name="P15">The estimated put percentage is vague as it was calculated based on the native divisions rather than an actual output; however, it estimate does show that the ability of the subtraction to fail increases a little with <text:span text:style-name="T8">a large change in random number length.</text:span></text:p>
      <text:p text:style-name="P15"/>
      <text:p text:style-name="P13"><text:span text:style-name="T14">The most notable value change occurs with the largest random numbers used with input three. <text:s/>There appears to be a 13.6% savings on disk write using subtraction, </text:span><text:span text:style-name="T16">while the time doesn't very a fraction of a percentage point.</text:span></text:p>
      <text:p text:style-name="P11"/>
      <text:p text:style-name="P11"><draw:frame draw:style-name="fr1" draw:name="Object1" text:anchor-type="paragraph" svg:width="5.5839in" svg:height="2.06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10">INPUT 1 <text:span text:style-name="T3">Estimated Random Number Range: <text:s text:c="6"/>0</text:span><text:span text:style-name="T4"> <text:s/></text:span><text:span text:style-name="T3"><text:s/>: <text:s text:c="2"/>10</text:span><text:span text:style-name="T4">2</text:span></text:p>
      <text:p text:style-name="P4"><text:s text:c="2"/>346 <text:s text:c="2"/><text:span text:style-name="T1">Naive D</text:span>ivisions</text:p>
      <text:p text:style-name="P4"><text:s text:c="2"/>251 <text:s text:c="2"/>Divisions by Subtraction</text:p>
      <text:p text:style-name="P4">1,025 <text:s text:c="2"/>Subtractions</text:p>
      <text:p text:style-name="P4"><text:s text:c="4"/><text:span text:style-name="T2">4 <text:s text:c="2"/>Estimated Subtractions per Division</text:span></text:p>
      <text:p text:style-name="P7"><text:s text:c="3"/>27% <text:s/>Estimated Punt Percentage</text:p>
      <text:p text:style-name="P7"><text:s text:c="4"/>0 <text:s text:c="2"/>Disk Write Difference</text:p>
      <text:p text:style-name="P7"><text:s text:c="4"/>0 <text:s text:c="2"/>Memory Difference</text:p>
      <text:p text:style-name="P1"><text:s/></text:p>
      <text:p text:style-name="P1"/>
      <text:p text:style-name="P9"><text:span text:style-name="T17">INPUT 2 </text:span><text:span text:style-name="T18">Estimated Random Number Range: <text:s text:c="4"/>10</text:span><text:span text:style-name="T7">4 <text:s/></text:span><text:span text:style-name="T18"><text:s/>: <text:s text:c="2"/>2</text:span><text:span text:style-name="T7">16</text:span></text:p>
      <text:p text:style-name="P5"><text:s/>89,200 <text:s text:c="2"/><text:span text:style-name="T1">Naive D</text:span>ivisions </text:p>
      <text:p text:style-name="P5"><text:s/>62,209 <text:s text:c="2"/><text:span text:style-name="T1">Divisions by Subtraction</text:span></text:p>
      <text:p text:style-name="P5">258,837 <text:s text:c="2"/><text:span text:style-name="T1">S</text:span>ubtractions</text:p>
      <text:p text:style-name="P5"><text:tab/><text:span text:style-name="T2">4 <text:s text:c="2"/>Estimated Subtractions per Division</text:span></text:p>
      <text:p text:style-name="P6"><text:s text:c="5"/><text:span text:style-name="T2">30% <text:s/>Estimated Punt Percentage</text:span></text:p>
      <text:p text:style-name="P6"><text:s text:c="6"/><text:span text:style-name="T2">0 <text:s text:c="2"/>Disk Write Difference</text:span></text:p>
      <text:p text:style-name="P6"><text:s text:c="6"/><text:span text:style-name="T2">0 <text:s text:c="2"/>Memory Difference</text:span></text:p>
      <text:p text:style-name="P2"/>
      <text:p text:style-name="P9"><text:soft-page-break/><text:span text:style-name="T17">INPUT 3 </text:span><text:span text:style-name="T18">Estimated Random Number Range: <text:s text:c="4"/>10</text:span><text:span text:style-name="T7">7 <text:s/></text:span><text:span text:style-name="T18"><text:s/>: <text:s text:c="2"/>2</text:span><text:span text:style-name="T7">31</text:span></text:p>
      <text:p text:style-name="P5">176,743,269 <text:s text:c="2"/><text:span text:style-name="T1">Naive Divisions</text:span></text:p>
      <text:p text:style-name="P5">121,342,624 <text:s text:c="2"/><text:span text:style-name="T1">Divisions by Subtraction</text:span></text:p>
      <text:p text:style-name="P5">509,123,374 <text:s text:c="2"/><text:span text:style-name="T1">Subtractions</text:span></text:p>
      <text:p text:style-name="P6"><text:span text:style-name="T2"><text:s text:c="10"/>4 <text:s text:c="2"/>Estimated Subtractions per Division</text:span></text:p>
      <text:p text:style-name="P6"><text:span text:style-name="T2"><text:s text:c="9"/>31% <text:s/>Estimated Punt Percentage</text:span></text:p>
      <text:p text:style-name="P6"><text:s text:c="9"/><text:span text:style-name="T2">13% <text:s/>Disk Write Gain by Subtraction</text:span></text:p>
      <text:p text:style-name="P1"/>
      <text:p text:style-name="P8"/>
      <text:p text:style-name="P3">NAIVE <text:span text:style-name="T1">DIVISIONS </text:span>INPUT 3</text:p>
      <text:p text:style-name="P1">TIME***********************************************************************</text:p>
      <text:p text:style-name="P1">TIME CPU percent <text:s/>100.00 100.00 <text:s text:c="19"/>Fri Sep <text:s/>9 19:35:54 2016</text:p>
      <text:p text:style-name="P1">TIME aft naive false <text:s text:c="6"/>2.07 u <text:s text:c="8"/>0.00 s <text:s text:c="2"/>Res: <text:s text:c="5"/>201532</text:p>
      <text:p text:style-name="P1">TIME aft naive false <text:s text:c="6"/>2.51 u_t <text:s text:c="6"/>0.03 s_t</text:p>
      <text:p text:style-name="P1">TIME***********************************************************************</text:p>
      <text:p text:style-name="P1">TIME CPU percent <text:s/>100.00 100.00 <text:s text:c="19"/>Fri Sep <text:s/>9 19:35:58 2016</text:p>
      <text:p text:style-name="P1">TIME aft naive true <text:s text:c="7"/>2.07 u <text:s text:c="8"/>0.00 s <text:s text:c="2"/>Res: <text:s text:c="5"/>201532</text:p>
      <text:p text:style-name="P1">TIME aft naive true <text:s text:c="7"/>6.30 u_t <text:s text:c="6"/>0.03 s_t</text:p>
      <text:p text:style-name="P1">TIME***********************************************************************</text:p>
      <text:p text:style-name="P1"/>
      <text:p text:style-name="P8"/>
      <text:p text:style-name="P3">SUBTRACTION INPUT 3</text:p>
      <text:p text:style-name="P1">TIME***********************************************************************</text:p>
      <text:p text:style-name="P1">TIME CPU percent <text:s text:c="2"/>86.30 100.00 <text:s text:c="19"/>Fri Sep <text:s/>9 19:35:56 2016</text:p>
      <text:p text:style-name="P1">TIME aft subtract false <text:s text:c="6"/>1.73 u <text:s text:c="8"/>0.00 s <text:s text:c="2"/>Res: <text:s text:c="5"/>201532</text:p>
      <text:p text:style-name="P1">TIME aft subtract false <text:s text:c="6"/>4.23 u_t <text:s text:c="6"/>0.03 s_t</text:p>
      <text:p text:style-name="P1">TIME***********************************************************************</text:p>
      <text:p text:style-name="P1">TIME CPU percent <text:s text:c="2"/>86.39 100.00 <text:s text:c="19"/>Fri Sep <text:s/>9 19:36:00 2016</text:p>
      <text:p text:style-name="P1">TIME aft subtract true <text:s text:c="6"/>1.73 u <text:s text:c="8"/>0.00 s <text:s text:c="2"/>Res: <text:s text:c="5"/>201532</text:p>
      <text:p text:style-name="P1">TIME aft subtract true <text:s text:c="6"/>8.03 u_t <text:s text:c="6"/>0.03 s_t</text:p>
      <text:p text:style-name="P1">TIME***********************************************************************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ntarell" svg:font-family="Cantarel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text-properties officeooo:rsid="00172e7a" officeooo:paragraph-rsid="00172e7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mes Sager<text:tab/>CSCE 350 Program 1<text:tab/>9 September 2016</text:p>
        <text:p text:style-name="MP1">___________________________________________________________________________________</text:p>
      </style:header-first>
      <style:header-left>
        <text:p text:style-name="MP1">James Sager<text:tab/>CSCE 350 Program 1<text:tab/>9 September 2016</text:p>
        <text:p text:style-name="MP1">___________________________________________________________________________________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22:06:08.057622690</dc:date>
    <meta:generator>LibreOffice/4.2.8.2$Linux_X86_64 LibreOffice_project/420m0$Build-2</meta:generator>
    <meta:editing-duration>PT55M28S</meta:editing-duration>
    <meta:editing-cycles>5</meta:editing-cycles>
    <meta:document-statistic meta:table-count="0" meta:image-count="0" meta:object-count="1" meta:page-count="2" meta:paragraph-count="52" meta:word-count="412" meta:character-count="3307" meta:non-whitespace-character-count="25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999999" fo:background-color="#dddddd" fo:border-left="0.06pt solid #000000" fo:padding-bottom="0.0138in" fo:padding-left="0.0693in" fo:padding-right="0.0138in" fo:padding-top="0.0138in" fo:border-right="0.06pt solid #000000" fo:border-top="0.06pt solid #000000"/>
      <style:text-properties style:text-position="" style:font-name="Lato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text-position="" style:font-name="Lato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text-position="" style:font-name="Lato" fo:font-size="10pt" style:font-size-asian="10pt" style:font-size-complex="10pt"/>
    </style:style>
    <style:style style:name="ce2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  <style:text-properties style:text-position="" style:font-name="Lato" fo:font-size="10pt" style:font-size-asian="10pt" style:font-size-complex="10pt"/>
    </style:style>
    <style:style style:name="ce3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  <style:text-properties style:text-position="" style:font-name="Lat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padding-bottom="0.0138in" fo:padding-left="0.0693in" fo:padding-right="0.0138in" fo:padding-top="0.0138in" fo:border-right="0.06pt solid #000000" fo:border-top="0.06pt solid #999999"/>
      <style:text-properties style:text-position="" style:font-name="Lato" fo:font-size="10pt" style:font-size-asian="10pt" style:font-size-complex="10pt"/>
    </style:style>
    <style:style style:name="ce6" style:family="table-cell" style:parent-style-name="Default">
      <style:table-cell-properties fo:border-bottom="0.06pt solid #999999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style:font-name="Lato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text-position="" style:font-name="Lat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use-window-font-color="true" style:text-outline="false" style:text-line-through-style="none" style:text-line-through-type="none" style:text-position="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text-position="" style:font-name="Lato" fo:font-size="10pt" style:font-size-asian="10pt" style:font-size-complex="10pt"/>
    </style:style>
    <style:style style:name="ce14" style:family="table-cell" style:parent-style-name="Default">
      <style:table-cell-properties fo:border-bottom="0.06pt solid #999999" fo:background-color="#dddddd" fo:border-left="0.06pt solid #000000" fo:padding-bottom="0.0138in" fo:padding-left="0.0693in" fo:padding-right="0.0138in" fo:padding-top="0.0138in" fo:border-right="0.06pt solid #000000" fo:border-top="0.06pt solid #000000"/>
      <style:text-properties style:font-name="Lato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  <style:text-properties style:font-name="Lato" fo:font-size="10pt" style:font-size-asian="10pt" style:font-size-complex="10pt"/>
    </style:style>
    <style:style style:name="ce16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  <style:text-properties style:font-name="Lat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0.06pt solid #999999" fo:border-left="0.06pt solid #000000" fo:padding-bottom="0.0138in" fo:padding-left="0.0693in" fo:padding-right="0.0138in" fo:padding-top="0.0138in" fo:border-right="0.06pt solid #000000" fo:border-top="0.06pt solid #999999"/>
    </style:style>
    <style:style style:name="ce18" style:family="table-cell" style:parent-style-name="Default">
      <style:table-cell-properties fo:border-bottom="0.06pt solid #000000" fo:border-left="0.06pt solid #000000" fo:padding-bottom="0.0138in" fo:padding-left="0.0693in" fo:padding-right="0.0138in" fo:padding-top="0.0138in" fo:border-right="0.06pt solid #000000" fo:border-top="0.06pt solid #999999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fo:border-bottom="0.06pt solid #999999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ato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font-name="Lato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font-name="Lato" fo:font-size="10pt" style:font-size-asian="10pt" style:font-size-complex="10pt"/>
    </style:style>
    <style:style style:name="ce23" style:family="table-cell" style:parent-style-name="Default">
      <style:table-cell-properties fo:border-bottom="0.06pt solid #999999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padding-bottom="0.0138in" fo:padding-left="0.0138in" fo:padding-right="0.0693in" fo:padding-top="0.0138in" fo:border-right="0.06pt solid #000000" fo:border-top="0.06pt solid #999999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31% 58%" style:font-name="Lato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ato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ato" fo:font-size="10pt" fo:font-weight="normal" style:font-size-asian="10pt" style:font-size-complex="10pt" style:font-weight-asian="normal" style:font-weight-complex="normal" style:text-position="31%"/>
    </style:style>
  </office:automatic-styles>
  <office:body>
    <office:spreadsheet>
      <table:table table:name="Sheet1" table:style-name="ta1">
        <table:table-column table:style-name="co1" table:default-cell-style-name="ce15"/>
        <table:table-column table:style-name="co2" table:number-columns-repeated="3" table:default-cell-style-name="ce23"/>
        <table:table-row table:style-name="ro1">
          <table:table-cell table:style-name="ce14" office:value-type="string" calcext:value-type="string">
            <text:p>Parameters</text:p>
          </table:table-cell>
          <table:table-cell table:style-name="ce19" office:value-type="string" calcext:value-type="string">
            <text:p>Input 1</text:p>
          </table:table-cell>
          <table:table-cell table:style-name="ce19" office:value-type="string" calcext:value-type="string">
            <text:p>Input 2</text:p>
          </table:table-cell>
          <table:table-cell table:style-name="ce19" office:value-type="string" calcext:value-type="string">
            <text:p>Input 3</text:p>
          </table:table-cell>
        </table:table-row>
        <table:table-row table:style-name="ro2">
          <table:table-cell office:value-type="string" calcext:value-type="string">
            <text:p>Low Random Number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3">10</text:span><text:span text:style-name="T4">4</text:span></text:p>
          </table:table-cell>
          <table:table-cell table:style-name="ce21" office:value-type="string" calcext:value-type="string">
            <text:p><text:span text:style-name="T3">10</text:span><text:span text:style-name="T4">7</text:span></text:p>
          </table:table-cell>
        </table:table-row>
        <table:table-row table:style-name="ro2">
          <table:table-cell table:style-name="ce16" office:value-type="string" calcext:value-type="string">
            <text:p>High Random Number</text:p>
          </table:table-cell>
          <table:table-cell table:style-name="ce21" office:value-type="string" calcext:value-type="string">
            <text:p><text:span text:style-name="T3">10</text:span><text:span text:style-name="T4">2</text:span></text:p>
          </table:table-cell>
          <table:table-cell table:style-name="ce21" office:value-type="string" calcext:value-type="string">
            <text:p><text:span text:style-name="T3">2</text:span><text:span text:style-name="T4">16</text:span></text:p>
          </table:table-cell>
          <table:table-cell table:style-name="ce21" office:value-type="string" calcext:value-type="string">
            <text:p><text:span text:style-name="T3">2</text:span><text:span text:style-name="T4">31</text:span></text:p>
          </table:table-cell>
        </table:table-row>
        <table:table-row table:style-name="ro3">
          <table:table-cell table:style-name="ce17" office:value-type="string" calcext:value-type="string">
            <text:p>Naive Divisions</text:p>
          </table:table-cell>
          <table:table-cell table:style-name="ce22" office:value-type="float" office:value="346" calcext:value-type="float">
            <text:p>346</text:p>
          </table:table-cell>
          <table:table-cell table:style-name="ce22" office:value-type="float" office:value="89200" calcext:value-type="float">
            <text:p>89,200</text:p>
          </table:table-cell>
          <table:table-cell table:style-name="ce22" office:value-type="float" office:value="176743269" calcext:value-type="float">
            <text:p>176,743,269</text:p>
          </table:table-cell>
        </table:table-row>
        <table:table-row table:style-name="ro3">
          <table:table-cell office:value-type="string" calcext:value-type="string">
            <text:p>Divisions by Subtraction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62209" calcext:value-type="float">
            <text:p>62,209</text:p>
          </table:table-cell>
          <table:table-cell table:style-name="ce22" office:value-type="float" office:value="121342624" calcext:value-type="float">
            <text:p>121,342,624</text:p>
          </table:table-cell>
        </table:table-row>
        <table:table-row table:style-name="ro3">
          <table:table-cell office:value-type="string" calcext:value-type="string">
            <text:p>Subtractions</text:p>
          </table:table-cell>
          <table:table-cell table:style-name="ce22" office:value-type="float" office:value="1025" calcext:value-type="float">
            <text:p>1,025</text:p>
          </table:table-cell>
          <table:table-cell table:style-name="ce22" office:value-type="float" office:value="258837" calcext:value-type="float">
            <text:p>258,837</text:p>
          </table:table-cell>
          <table:table-cell table:style-name="ce22" office:value-type="float" office:value="509123374" calcext:value-type="float">
            <text:p>509,123,374</text:p>
          </table:table-cell>
        </table:table-row>
        <table:table-row table:style-name="ro3">
          <table:table-cell office:value-type="string" calcext:value-type="string">
            <text:p>Estimated Subtractions per Divide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btraction Fail Percentag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Disk Write Advantage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emory Difference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3">
          <table:table-cell table:style-name="ce18" office:value-type="string" calcext:value-type="string">
            <text:p>Time Difference</text:p>
          </table:table-cell>
          <table:table-cell table:number-columns-repeated="3" table:style-name="ce24"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1:50:24.732413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